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4"/>
    <style:style style:name="P3" style:family="paragraph" style:parent-style-name="Preformatted_20_Text" style:list-style-name="L16"/>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paragraph-properties fo:margin-top="0in" fo:margin-bottom="0in" style:contextual-spacing="false"/>
    </style:style>
    <style:style style:name="P7" style:family="paragraph" style:parent-style-name="Text_20_body" style:list-style-name="L5">
      <style:paragraph-properties fo:margin-top="0in" fo:margin-bottom="0in" style:contextual-spacing="false"/>
    </style:style>
    <style:style style:name="P8" style:family="paragraph" style:parent-style-name="Text_20_body" style:list-style-name="L6">
      <style:paragraph-properties fo:margin-top="0in" fo:margin-bottom="0in" style:contextual-spacing="false"/>
    </style:style>
    <style:style style:name="P9" style:family="paragraph" style:parent-style-name="Text_20_body" style:list-style-name="L7"/>
    <style:style style:name="P10" style:family="paragraph" style:parent-style-name="Text_20_body" style:list-style-name="L8">
      <style:paragraph-properties fo:margin-top="0in" fo:margin-bottom="0in" style:contextual-spacing="false"/>
    </style:style>
    <style:style style:name="P11" style:family="paragraph" style:parent-style-name="Text_20_body" style:list-style-name="L9">
      <style:paragraph-properties fo:margin-top="0in" fo:margin-bottom="0in" style:contextual-spacing="false"/>
    </style:style>
    <style:style style:name="P12" style:family="paragraph" style:parent-style-name="Text_20_body" style:list-style-name="L10">
      <style:paragraph-properties fo:margin-top="0in" fo:margin-bottom="0in" style:contextual-spacing="false"/>
    </style:style>
    <style:style style:name="P13" style:family="paragraph" style:parent-style-name="Text_20_body" style:list-style-name="L11">
      <style:paragraph-properties fo:margin-top="0in" fo:margin-bottom="0in" style:contextual-spacing="false"/>
    </style:style>
    <style:style style:name="P14" style:family="paragraph" style:parent-style-name="Text_20_body" style:list-style-name="L12">
      <style:paragraph-properties fo:margin-top="0in" fo:margin-bottom="0in" style:contextual-spacing="false"/>
    </style:style>
    <style:style style:name="P15" style:family="paragraph" style:parent-style-name="Text_20_body" style:list-style-name="L13">
      <style:paragraph-properties fo:margin-top="0in" fo:margin-bottom="0in" style:contextual-spacing="false"/>
    </style:style>
    <style:style style:name="P16" style:family="paragraph" style:parent-style-name="Text_20_body" style:list-style-name="L14"/>
    <style:style style:name="P17" style:family="paragraph" style:parent-style-name="Text_20_body" style:list-style-name="L15">
      <style:paragraph-properties fo:margin-top="0in" fo:margin-bottom="0in" style:contextual-spacing="false"/>
    </style:style>
    <style:style style:name="P18" style:family="paragraph" style:parent-style-name="Text_20_body" style:list-style-name="L16"/>
    <style:style style:name="P19" style:family="paragraph" style:parent-style-name="Text_20_body" style:list-style-name="L17"/>
    <style:style style:name="P20" style:family="paragraph" style:parent-style-name="Text_20_body" style:list-style-name="L18">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nfiguring-remote-backups"/>Configuring Remote Backups<text:bookmark-end text:name="configuring-remote-backups"/></text:h>
      <text:h text:style-name="Heading_20_2" text:outline-level="2"><text:bookmark-start text:name="introduction"/>Introduction<text:bookmark-end text:name="introduction"/></text:h>
      <text:p text:style-name="First_20_paragraph">Remote backups are a critical component of data management for system administrators. They involve creating and storing copies of data on a system separate from the primary server. This strategy is essential for ensuring <text:span text:style-name="T1">data redundancy</text:span>, meaning multiple instances of your data exist, and for facilitating disaster recovery, which is the process of restoring data and system functionality after an unexpected event.</text:p>
      <text:p text:style-name="Text_20_body">Storing backups remotely mitigates the risk of data loss due to localized failures such as hardware malfunctions, power outages, or security incidents affecting the primary server.</text:p>
      <text:p text:style-name="Text_20_body">Common destinations for remote backups include:</text:p>
      <text:list xml:id="list2621961646" text:style-name="L5">
        <text:list-item>
          <text:p text:style-name="P7"><text:span text:style-name="T1">Secondary servers</text:span>: These can be located in a different physical location or on distinct hardware within the same environment.</text:p>
        </text:list-item>
        <text:list-item>
          <text:p text:style-name="P7"><text:span text:style-name="T1">Cloud-based storage solutions</text:span>: Many providers offer secure and scalable storage infrastructure suitable for backups.</text:p>
        </text:list-item>
        <text:list-item>
          <text:p text:style-name="P7"><text:span text:style-name="T1">External storage media</text:span>: This includes devices like external hard drives or Network Attached Storage (NAS) units, ideally stored off-site or disconnected from the primary network.</text:p>
        </text:list-item>
      </text:list>
      <text:p text:style-name="First_20_paragraph">The fundamental principle is to maintain a copy of your critical data in a location that is isolated from potential issues affecting your primary system.</text:p>
      <text:h text:style-name="Heading_20_2" text:outline-level="2"><text:bookmark-start text:name="secure-shell-ssh-for-remote-access"/>Secure Shell (SSH) for Remote Access<text:bookmark-end text:name="secure-shell-ssh-for-remote-access"/></text:h>
      <text:p text:style-name="First_20_paragraph">When you're managing a server remotely, especially for something as sensitive as backups, you need a secure way to communicate with it. That's where SSH comes in. <text:span text:style-name="T1">SSH</text:span>, which stands for Secure Shell, is a network protocol that allows you to establish a secure connection between two computers over an unsecured network. Think of it as a private, encrypted tunnel for your commands and data.</text:p>
      <text:p text:style-name="Text_20_body">Why is SSH crucial for configuring remote backups?</text:p>
      <text:list xml:id="list1787365852" text:style-name="L6">
        <text:list-item>
          <text:p text:style-name="P8"><text:span text:style-name="T1">Secure Communication</text:span>: SSH encrypts all the data transmitted between your local machine and the remote server. This prevents eavesdropping and ensures that your backup commands and any data being transferred are protected.</text:p>
        </text:list-item>
        <text:list-item>
          <text:p text:style-name="P8"><text:span text:style-name="T1">Remote Command Execution</text:span>: SSH allows you to execute commands on the remote Ubuntu Server as if you were sitting right in front of it. This is essential for configuring backup software, transferring files, and managing the backup process.</text:p>
        </text:list-item>
        <text:list-item>
          <text:p text:style-name="P8"><text:span text:style-name="T1">Secure File Transfer</text:span>: Tools like <text:span text:style-name="Source_5f_Text">scp</text:span> (Secure Copy) and <text:span text:style-name="Source_5f_Text">sftp</text:span> (SSH File Transfer Protocol) rely on SSH to securely transfer files between systems.</text:p>
        </text:list-item>
      </text:list>
      <text:p text:style-name="First_20_paragraph">For an added layer of security, especially for automated processes like backups, it's highly recommended to use <text:span text:style-name="T1">SSH key-based authentication</text:span> instead of passwords. This involves <text:soft-page-break/>generating a pair of cryptographic keys – a private key on your local machine and a public key on the remote server. Instead of typing a password each time, the system uses these keys to verify your identity. This is generally more secure and convenient for automated tasks.</text:p>
      <text:h text:style-name="Heading_20_2" text:outline-level="2"><text:bookmark-start text:name="command-line-backup-tools"/>Command-Line Backup Tools<text:bookmark-end text:name="command-line-backup-tools"/></text:h>
      <text:p text:style-name="First_20_paragraph">Let's now discuss <text:span text:style-name="T1">Command-Line Backup Tools</text:span>. Since we're working with Linux and command-line only, we'll focus on powerful and versatile tools available directly in the terminal. Two of the most commonly used tools for remote backups are <text:span text:style-name="Source_5f_Text">rsync</text:span> and <text:span text:style-name="Source_5f_Text">scp</text:span>.</text:p>
      <text:list xml:id="list2291936642" text:style-name="L7">
        <text:list-item>
          <text:p text:style-name="P9"><text:span text:style-name="Source_5f_Text">rsync</text:span> <text:span text:style-name="T1">(Remote Sync)</text:span>:</text:p>
          <text:p text:style-name="P9">Think of <text:span text:style-name="Source_5f_Text">rsync</text:span> as a highly efficient file synchronization and transfer tool. Its key strength lies in its ability to only transfer the differences between the source and destination files. This makes subsequent backups much faster and reduces bandwidth usage.</text:p>
          <text:p text:style-name="P9">Here are some key aspects of <text:span text:style-name="Source_5f_Text">rsync</text:span> for backups:</text:p>
          <text:list text:style-name="L8">
            <text:list-item>
              <text:p text:style-name="P10"><text:span text:style-name="T1">Synchronization</text:span>: It can synchronize directories between two locations, ensuring that the destination has the latest version of the files in the source.</text:p>
            </text:list-item>
            <text:list-item>
              <text:p text:style-name="P10"><text:span text:style-name="T1">Differential Transfer</text:span>: As mentioned, after the initial full backup, <text:span text:style-name="Source_5f_Text">rsync</text:span> only transfers the changed parts of files.</text:p>
            </text:list-item>
            <text:list-item>
              <text:p text:style-name="P10"><text:span text:style-name="T1">Preservation of Attributes</text:span>: It can preserve file attributes like permissions, ownership, timestamps, and symbolic links.</text:p>
            </text:list-item>
            <text:list-item>
              <text:p text:style-name="P10"><text:span text:style-name="T1">Compression</text:span>: <text:span text:style-name="Source_5f_Text">rsync</text:span> can compress data during transfer, saving bandwidth.</text:p>
            </text:list-item>
            <text:list-item>
              <text:p text:style-name="P10"><text:span text:style-name="T1">Recursion</text:span>: It can recursively copy entire directory structures.</text:p>
            </text:list-item>
          </text:list>
        </text:list-item>
        <text:list-item>
          <text:p text:style-name="P9"><text:span text:style-name="Source_5f_Text">scp</text:span> <text:span text:style-name="T1">(Secure Copy)</text:span>:</text:p>
          <text:p text:style-name="P9">As we touched on earlier, <text:span text:style-name="Source_5f_Text">scp</text:span> is a command-line utility for securely copying files between systems over an SSH connection. It's straightforward for simple file transfers but doesn't have the advanced synchronization capabilities of <text:span text:style-name="Source_5f_Text">rsync</text:span>.</text:p>
          <text:p text:style-name="P9">Here's how <text:span text:style-name="Source_5f_Text">scp</text:span> is typically used for backups:</text:p>
          <text:list text:style-name="L9">
            <text:list-item>
              <text:p text:style-name="P11"><text:span text:style-name="T1">Secure File Transfer</text:span>: It encrypts the data being transferred, ensuring security.</text:p>
            </text:list-item>
            <text:list-item>
              <text:p text:style-name="P11"><text:span text:style-name="T1">Simple Copying</text:span>: It's excellent for one-time or infrequent full backups of specific files or directories.</text:p>
            </text:list-item>
          </text:list>
          <text:p text:style-name="P9">For regular, efficient remote backups, especially when dealing with large amounts of data, <text:span text:style-name="Source_5f_Text">rsync</text:span> is generally the preferred tool due to its synchronization and differential transfer features. <text:span text:style-name="Source_5f_Text">scp</text:span> is more suitable for simpler secure file copies.</text:p>
        </text:list-item>
      </text:list>
      <text:h text:style-name="Heading_20_3" text:outline-level="3"><text:bookmark-start text:name="basic-rsync-commands"/>Basic <text:span text:style-name="Source_5f_Text">rsync</text:span> Commands<text:bookmark-end text:name="basic-rsync-commands"/></text:h>
      <text:p text:style-name="First_20_paragraph">Imagine you have a directory on your server called <text:span text:style-name="Source_5f_Text">/var/www/html</text:span> that contains your website files, and you want to back it up to a remote server with the IP address <text:span text:style-name="Source_5f_Text">192.168.1.100</text:span> in a <text:soft-page-break/>directory called <text:span text:style-name="Source_5f_Text">/backup/website</text:span>. Let's assume you have already set up SSH key-based authentication so you don't need to enter a password.</text:p>
      <text:p text:style-name="Text_20_body">Here's a basic <text:span text:style-name="Source_5f_Text">rsync</text:span> command you could use:</text:p>
      <text:p text:style-name="Preformatted_20_Text"><text:span text:style-name="FunctionTok">rsync</text:span><text:span text:style-name="NormalTok"> </text:span><text:span text:style-name="AttributeTok">-avz</text:span><text:span text:style-name="NormalTok"> /var/www/html/ user@192.168.1.100:/backup/website/</text:span> </text:p>
      <text:p text:style-name="First_20_paragraph">Let's break down the options used here:</text:p>
      <text:list xml:id="list3634920820" text:style-name="L10">
        <text:list-item>
          <text:p text:style-name="P12"><text:span text:style-name="Source_5f_Text">-a</text:span> <text:span text:style-name="T1">(archive mode)</text:span>: This is a very useful option that combines several other options and is generally recommended for backups. It ensures that most file attributes are preserved (like permissions, ownership, timestamps), it recurses into directories, and it copies symbolic links.</text:p>
        </text:list-item>
        <text:list-item>
          <text:p text:style-name="P12"><text:span text:style-name="Source_5f_Text">-v</text:span> <text:span text:style-name="T1">(verbose)</text:span>: This makes <text:span text:style-name="Source_5f_Text">rsync</text:span> output more information about what it's doing, which can be helpful for monitoring the backup process.</text:p>
        </text:list-item>
        <text:list-item>
          <text:p text:style-name="P12"><text:span text:style-name="Source_5f_Text">-z</text:span> <text:span text:style-name="T1">(compress)</text:span>: This compresses the data during transfer, which can save bandwidth, especially for large backups, although it might use more CPU resources.</text:p>
        </text:list-item>
      </text:list>
      <text:p text:style-name="First_20_paragraph">It's also a good practice to use the <text:span text:style-name="Source_5f_Text">-n</text:span> (dry-run) option first. This will show you what rsync would do without actually making any changes. This is excellent for testing your command and ensuring it's going to back up the correct files to the correct location.</text:p>
      <text:p text:style-name="Text_20_body">So, a dry run command would look like this:</text:p>
      <text:p text:style-name="Preformatted_20_Text"><text:span text:style-name="FunctionTok">rsync</text:span><text:span text:style-name="NormalTok"> </text:span><text:span text:style-name="AttributeTok">-anvz</text:span><text:span text:style-name="NormalTok"> /var/www/html/ user@192.168.1.100:/backup/website/</text:span> </text:p>
      <text:p text:style-name="First_20_paragraph">After reviewing the output of the dry run and confirming it looks correct, you can remove the <text:span text:style-name="Source_5f_Text">-n</text:span> option to perform the actual backup.</text:p>
      <text:p text:style-name="Text_20_body">Notice the trailing slash <text:span text:style-name="Source_5f_Text">/</text:span> after <text:span text:style-name="Source_5f_Text">/var/www/html/</text:span>. This is important! If you include it, <text:span text:style-name="Source_5f_Text">rsync</text:span> will copy the contents of <text:span text:style-name="Source_5f_Text">/var/www/html/</text:span> into the <text:span text:style-name="Source_5f_Text">/backup/website/</text:span> directory on the remote server. If you omit the trailing slash (<text:span text:style-name="Source_5f_Text">/var/www/html</text:span>), rsync will create a directory named <text:span text:style-name="Source_5f_Text">html</text:span> inside <text:span text:style-name="Source_5f_Text">/backup/website/</text:span> on the remote server and copy the contents there.</text:p>
      <text:h text:style-name="Heading_20_3" text:outline-level="3"><text:bookmark-start text:name="basic-scp-commands"/>Basic <text:span text:style-name="Source_5f_Text">scp</text:span> Commands<text:bookmark-end text:name="basic-scp-commands"/></text:h>
      <text:p text:style-name="First_20_paragraph">As we discussed, <text:span text:style-name="Source_5f_Text">scp</text:span> is useful for securely copying files. Let's say you want to copy a specific configuration file, <text:span text:style-name="Source_5f_Text">/etc/nginx/nginx.conf</text:span>, from your local server to the <text:span text:style-name="Source_5f_Text">/backup/config/</text:span> directory on the remote server <text:span text:style-name="Source_5f_Text">192.168.1.100</text:span>.</text:p>
      <text:p text:style-name="Text_20_body">The basic <text:span text:style-name="Source_5f_Text">scp</text:span> command to achieve this would be:</text:p>
      <text:p text:style-name="Preformatted_20_Text"><text:span text:style-name="FunctionTok">scp</text:span><text:span text:style-name="NormalTok"> /etc/nginx/nginx.conf user@192.168.1.100:/backup/config/</text:span> </text:p>
      <text:p text:style-name="First_20_paragraph">Here's what this command does:</text:p>
      <text:list xml:id="list2863709242" text:style-name="L11">
        <text:list-item>
          <text:p text:style-name="P13"><text:span text:style-name="Source_5f_Text">scp</text:span>: Invokes the secure copy command.</text:p>
        </text:list-item>
        <text:list-item>
          <text:p text:style-name="P13"><text:span text:style-name="Source_5f_Text">/etc/nginx/nginx.conf</text:span>: Specifies the source file you want to copy.</text:p>
        </text:list-item>
        <text:list-item>
          <text:p text:style-name="P13"><text:span text:style-name="Source_5f_Text">user@192.168.1.100</text:span>: Indicates the username (<text:span text:style-name="Source_5f_Text">user</text:span>) and the IP address (<text:span text:style-name="Source_5f_Text">192.168.1.100</text:span>) of the remote server.</text:p>
        </text:list-item>
        <text:list-item>
          <text:p text:style-name="P13"><text:span text:style-name="Source_5f_Text">:/backup/config/</text:span>: Specifies the destination directory on the remote server.</text:p>
        </text:list-item>
      </text:list>
      <text:p text:style-name="First_20_paragraph">Similarly, you can copy files from the remote server to your local machine. For example, to copy <text:soft-page-break/>a backup log file, <text:span text:style-name="Source_5f_Text">/backup/logs/backup.log</text:span>, from the remote server to your current directory on your local machine, you would use:</text:p>
      <text:p text:style-name="Preformatted_20_Text"><text:span text:style-name="FunctionTok">scp</text:span><text:span text:style-name="NormalTok"> user@192.168.1.100:/backup/logs/backup.log .</text:span> </text:p>
      <text:p text:style-name="First_20_paragraph">The <text:span text:style-name="Source_5f_Text">.</text:span> at the end signifies the current directory on your local machine.</text:p>
      <text:p text:style-name="Text_20_body">If you want to copy an entire directory using <text:span text:style-name="Source_5f_Text">scp</text:span>, you need to use the <text:span text:style-name="Source_5f_Text">-r</text:span> (recursive) option. For instance, to copy the entire <text:span text:style-name="Source_5f_Text">/var/log/</text:span> directory from your local server to the <text:span text:style-name="Source_5f_Text">/backup/logs/</text:span> directory on the remote server:</text:p>
      <text:p text:style-name="Preformatted_20_Text"><text:span text:style-name="FunctionTok">scp</text:span><text:span text:style-name="NormalTok"> </text:span><text:span text:style-name="AttributeTok">-r</text:span><text:span text:style-name="NormalTok"> /var/log/ user@192.168.1.100:/backup/logs/</text:span> </text:p>
      <text:p text:style-name="First_20_paragraph">Remember that <text:span text:style-name="Source_5f_Text">scp</text:span> performs a complete copy each time it's run; it doesn't have the differential transfer capabilities of <text:span text:style-name="Source_5f_Text">rsync</text:span>.</text:p>
      <text:h text:style-name="Heading_20_2" text:outline-level="2"><text:bookmark-start text:name="automating-backups-with-cron"/>Automating Backups with Cron<text:bookmark-end text:name="automating-backups-with-cron"/></text:h>
      <text:p text:style-name="First_20_paragraph">As a system administrator, you'll likely want your backups to run regularly without you having to manually execute commands every time. This is where <text:span text:style-name="Source_5f_Text">cron</text:span> comes in handy. Cron is a time-based job scheduler in Unix-like operating systems (including Ubuntu Server). It allows you to schedule commands or scripts to run automatically at specific times, dates, or intervals.</text:p>
      <text:p text:style-name="Text_20_body">To schedule a task with <text:span text:style-name="Source_5f_Text">cron</text:span>, you need to edit the crontab (cron table) file. Each line in the crontab represents a job and follows a specific format:</text:p>
      <text:p text:style-name="Preformatted_20_Text">minute hour day_of_month month day_of_week command_to_execute</text:p>
      <text:p text:style-name="First_20_paragraph">Let's break down each field:</text:p>
      <text:list xml:id="list1644396159" text:style-name="L12">
        <text:list-item>
          <text:p text:style-name="P14"><text:span text:style-name="Source_5f_Text">minute</text:span>: (0-59) - The minute of the hour when the command should run.</text:p>
        </text:list-item>
        <text:list-item>
          <text:p text:style-name="P14"><text:span text:style-name="Source_5f_Text">hour</text:span>: (0-23) - The hour of the day (in 24-hour format).</text:p>
        </text:list-item>
        <text:list-item>
          <text:p text:style-name="P14"><text:span text:style-name="Source_5f_Text">day_of_month</text:span>: (1-31) - The day of the month.</text:p>
        </text:list-item>
        <text:list-item>
          <text:p text:style-name="P14"><text:span text:style-name="Source_5f_Text">month</text:span>: (1-12) - The month of the year.</text:p>
        </text:list-item>
        <text:list-item>
          <text:p text:style-name="P14"><text:span text:style-name="Source_5f_Text">day_of_week</text:span>: (0-7) - The day of the week (0 or 7 is Sunday, 1 is Monday, and so on).</text:p>
        </text:list-item>
        <text:list-item>
          <text:p text:style-name="P14"><text:span text:style-name="Source_5f_Text">command_to_execute</text:span>: The actual command or script you want to run.</text:p>
        </text:list-item>
      </text:list>
      <text:p text:style-name="First_20_paragraph">For example, if you wanted to run an <text:span text:style-name="Source_5f_Text">rsync</text:span> backup command every day at 3:00 AM, your crontab entry might look like this:</text:p>
      <text:p text:style-name="Preformatted_20_Text">0 3 * * * rsync -avz /var/www/html/ user@192.168.1.100:/backup/website/</text:p>
      <text:p text:style-name="First_20_paragraph">Here's what this means:</text:p>
      <text:list xml:id="list864148334" text:style-name="L13">
        <text:list-item>
          <text:p text:style-name="P15"><text:span text:style-name="Source_5f_Text">0</text:span>: Run at minute 0 of the hour.</text:p>
        </text:list-item>
        <text:list-item>
          <text:p text:style-name="P15"><text:span text:style-name="Source_5f_Text">3</text:span>: Run at hour 3 (3 AM).</text:p>
        </text:list-item>
        <text:list-item>
          <text:p text:style-name="P15"><text:span text:style-name="Source_5f_Text">*</text:span>: Run every day of the month.</text:p>
        </text:list-item>
        <text:list-item>
          <text:p text:style-name="P15"><text:span text:style-name="Source_5f_Text">*</text:span>: Run every month.</text:p>
        </text:list-item>
        <text:list-item>
          <text:p text:style-name="P15"><text:span text:style-name="Source_5f_Text">*</text:span>: Run every day of the week.</text:p>
        </text:list-item>
        <text:list-item>
          <text:p text:style-name="P15"><text:span text:style-name="Source_5f_Text">rsync -avz /var/www/html/ user@192.168.1.100:/backup/website/</text:span>: The rsync command we discussed earlier.</text:p>
        </text:list-item>
      </text:list>
      <text:p text:style-name="First_20_paragraph">To edit your crontab, you would use the command <text:span text:style-name="Source_5f_Text">crontab -e</text:span>. This will open a text editor <text:soft-page-break/>(usually <text:span text:style-name="Source_5f_Text">nano</text:span> by default) where you can add or modify cron jobs. Once you save and close the file, cron will automatically schedule the jobs you've defined.</text:p>
      <text:h text:style-name="Heading_20_3" text:outline-level="3"><text:bookmark-start text:name="creating-a-simple-cron-job-to-run-an-rsync-command-for-daily-backups"/>Creating a Simple <text:span text:style-name="Source_5f_Text">cron</text:span> Job to Run an <text:span text:style-name="Source_5f_Text">rsync</text:span> Command for Daily Backups<text:bookmark-end text:name="creating-a-simple-cron-job-to-run-an-rsync-command-for-daily-backups"/></text:h>
      <text:p text:style-name="First_20_paragraph">Let's say you want to back up your <text:span text:style-name="Source_5f_Text">/etc/nginx/</text:span> configuration directory to the remote server <text:span text:style-name="Source_5f_Text">192.168.1.100</text:span> in the <text:span text:style-name="Source_5f_Text">/backup/nginx_config/</text:span> directory every night at 2:15 AM. You've already set up SSH key-based authentication.</text:p>
      <text:p text:style-name="Text_20_body">Here are the steps you would take:</text:p>
      <text:list xml:id="list1839031000" text:style-name="L14">
        <text:list-item>
          <text:p text:style-name="P16"><text:span text:style-name="T1">Open your crontab for editing</text:span>:</text:p>
          <text:p text:style-name="P16">Run the command:</text:p>
          <text:p text:style-name="P2"><text:span text:style-name="FunctionTok">crontab</text:span><text:span text:style-name="NormalTok"> </text:span><text:span text:style-name="AttributeTok">-e</text:span> </text:p>
          <text:p text:style-name="P16">If this is the first time you're using <text:span text:style-name="Source_5f_Text">crontab -e</text:span>, you might be asked to choose a text editor. nano is usually a good option for beginners.</text:p>
        </text:list-item>
        <text:list-item>
          <text:p text:style-name="P16"><text:span text:style-name="T1">Add the cron job entry</text:span>:</text:p>
          <text:p text:style-name="P16">In the text editor, add the following line:</text:p>
          <text:p text:style-name="P2">15 2 * * * rsync -avz /etc/nginx/ user@192.168.1.100:/backup/nginx_config/</text:p>
          <text:p text:style-name="P16">Let's break down this line again:</text:p>
          <text:list text:style-name="L15">
            <text:list-item>
              <text:p text:style-name="P17"><text:span text:style-name="Source_5f_Text">15</text:span>: Run at minute 15 of the hour.</text:p>
            </text:list-item>
            <text:list-item>
              <text:p text:style-name="P17"><text:span text:style-name="Source_5f_Text">2</text:span>: Run at hour 2 (2 AM).</text:p>
            </text:list-item>
            <text:list-item>
              <text:p text:style-name="P17"><text:span text:style-name="Source_5f_Text">*</text:span>: Run every day of the month.</text:p>
            </text:list-item>
            <text:list-item>
              <text:p text:style-name="P17"><text:span text:style-name="Source_5f_Text">*</text:span>: Run every month.</text:p>
            </text:list-item>
            <text:list-item>
              <text:p text:style-name="P17"><text:span text:style-name="Source_5f_Text">*</text:span>: Run every day of the week.</text:p>
            </text:list-item>
            <text:list-item>
              <text:p text:style-name="P17"><text:span text:style-name="Source_5f_Text">rsync -avz /etc/nginx/ user@192.168.1.100:/backup/nginx_config/</text:span>: The rsync command to perform the backup.</text:p>
            </text:list-item>
          </text:list>
        </text:list-item>
        <text:list-item>
          <text:p text:style-name="P16"><text:span text:style-name="T1">Save and exit</text:span>:</text:p>
          <text:p text:style-name="P16">If you're using <text:span text:style-name="Source_5f_Text">nano</text:span>, press <text:span text:style-name="Source_5f_Text">Ctrl+O</text:span> to write out (save) the file, then press <text:span text:style-name="Source_5f_Text">Enter</text:span> to confirm the filename, and finally press <text:span text:style-name="Source_5f_Text">Ctrl+X</text:span> to exit.</text:p>
        </text:list-item>
      </text:list>
      <text:p text:style-name="First_20_paragraph">Once you've saved the crontab, the cron daemon will automatically run the <text:span text:style-name="Source_5f_Text">rsync</text:span> command every day at 2:15 AM.</text:p>
      <text:p text:style-name="Text_20_body"><text:span text:style-name="T1">Important Considerations</text:span>:</text:p>
      <text:list xml:id="list2731932192" text:style-name="L16">
        <text:list-item>
          <text:p text:style-name="P18"><text:span text:style-name="T1">Logging</text:span>: It's often helpful to log the output of your cron jobs to troubleshoot any issues. You can do this by redirecting the output of your command. For example:</text:p>
          <text:p text:style-name="P3">15 2 * * * rsync -avz /etc/nginx/ user@192.168.1.100:/backup/nginx_config/ &gt;&gt; /var/log/backup.log 2&gt;&amp;1</text:p>
          <text:p text:style-name="P18"><text:soft-page-break/>This will append both standard output and standard error to the <text:span text:style-name="Source_5f_Text">/var/log/backup.log</text:span> file.</text:p>
        </text:list-item>
        <text:list-item>
          <text:p text:style-name="P18"><text:span text:style-name="T1">Scripts</text:span>: For more complex backup tasks, it's often better to create a shell script containing all the necessary commands and then have cron run that script. This makes your crontab cleaner and easier to manage.</text:p>
        </text:list-item>
      </text:list>
      <text:h text:style-name="Heading_20_2" text:outline-level="2"><text:bookmark-start text:name="security-considerations-for-remote-backups"/>Security Considerations for Remote Backups<text:bookmark-end text:name="security-considerations-for-remote-backups"/></text:h>
      <text:p text:style-name="First_20_paragraph">Here are some key security best practices to keep in mind:</text:p>
      <text:list xml:id="list2839851493" text:style-name="L17">
        <text:list-item>
          <text:p text:style-name="P19"><text:span text:style-name="T1">Strong Passwords or SSH Keys</text:span>: As we've discussed, using SSH key-based authentication is significantly more secure than relying on passwords for remote access, especially for automated tasks. If you must use passwords, ensure they are strong, unique, and changed regularly.</text:p>
        </text:list-item>
        <text:list-item>
          <text:p text:style-name="P19"><text:span text:style-name="T1">Encrypting Backup Data</text:span>: Consider encrypting your backup data both during transit and at rest.</text:p>
          <text:list text:style-name="L18">
            <text:list-item>
              <text:p text:style-name="P20"><text:span text:style-name="T1">In Transit</text:span>: SSH already provides encryption for data being transferred between servers.</text:p>
            </text:list-item>
            <text:list-item>
              <text:p text:style-name="P20"><text:span text:style-name="T1">At Rest</text:span>: You can use tools like <text:span text:style-name="Source_5f_Text">gpg</text:span> (GNU Privacy Guard) to encrypt your backup files on the remote storage. This adds an extra layer of protection in case the remote server is compromised. For example, you could modify your backup scripts to encrypt the data after it's transferred.</text:p>
            </text:list-item>
          </text:list>
        </text:list-item>
        <text:list-item>
          <text:p text:style-name="P19"><text:span text:style-name="T1">Limiting Access to Backup Destinations</text:span>: Restrict access to your backup storage as much as possible. Only authorized users or systems should have the necessary permissions to read or write to the backup location. Use firewalls to limit network access to the backup server and ensure appropriate file system permissions are set.</text:p>
        </text:list-item>
        <text:list-item>
          <text:p text:style-name="P19"><text:span text:style-name="T1">Regularly Testing Restores</text:span>: Security isn't just about preventing unauthorized access or data loss; it's also about ensuring you can actually recover your data when needed. Regularly test your restore procedures to identify any potential issues and ensure your backups are viable.</text:p>
        </text:list-item>
        <text:list-item>
          <text:p text:style-name="P19"><text:span text:style-name="T1">Keeping Backup Software Updated</text:span>: Ensure that the backup tools you are using (<text:span text:style-name="Source_5f_Text">rsync</text:span>, <text:span text:style-name="Source_5f_Text">scp</text:span>, <text:span text:style-name="Source_5f_Text">gpg</text:span>, etc.) are kept up to date with the latest security patches. Vulnerabilities in these tools could be exploited.</text:p>
        </text:list-item>
        <text:list-item>
          <text:p text:style-name="P19"><text:span text:style-name="T1">Considering Network Security</text:span>: If your remote backups are traversing a public network, consider using a VPN (Virtual Private Network) to create an encrypted tunnel for all traffic, adding another layer of security.</text:p>
        </text:list-item>
      </text:list>
      <text:p text:style-name="First_20_paragraph">Implementing these security measures will significantly enhance the safety and reliability of your remote backup strateg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6:38Z</meta:creation-date>
    <dc:date>2025-06-10T11:59:17.295342468</dc:date>
    <meta:editing-duration>PT30S</meta:editing-duration>
    <meta:editing-cycles>1</meta:editing-cycles>
    <meta:document-statistic meta:table-count="0" meta:image-count="0" meta:object-count="0" meta:page-count="6" meta:paragraph-count="118" meta:word-count="2156" meta:character-count="13473" meta:non-whitespace-character-count="11482"/>
  </office:meta>
</office:document-meta>
</file>